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</text:p>
      <text:p text:style-name="P4"/>
      <text:p text:style-name="P2">Verificação do planejamento com relação ao:</text:p>
      <text:p text:style-name="P4"/>
      <text:p text:style-name="P3"><text:span text:style-name="T2">Cronograma:</text:span><text:span text:style-name="T1"> </text:span><text:span text:style-name="T3">&lt;Verificar se todas as atividades definidas para serem entregues no período determinado foram realmente realizadas. Caso sejam encontrados desvios com relação ao planejamento do cronograma, definir possível ações corretivas.&gt;</text:span></text:p>
      <text:p text:style-name="P4"/>
      <text:p text:style-name="P4"><text:span text:style-name="T4">Marcos de Projeto: </text:span>&lt;Verificar se os marcos de projeto foram realizados.&gt;</text:p>
      <text:p text:style-name="P4"/>
      <text:p text:style-name="P4"><text:span text:style-name="T4">Comunicação:</text:span> &lt;Verificar se as os envolvidos do projeto estão sendo notificados.&gt;</text:p>
      <text:p text:style-name="P4"/>
      <text:p text:style-name="P3"><text:span text:style-name="T2">Riscos:</text:span><text:span text:style-name="T1"> </text:span><text:span text:style-name="T3">&lt;Verificar a planilha de riscos e identificar as mudanças com relação à probabilidade de ocorrênia e o impacto causado. Caso sejam encontrados desvios com relação ao planejamento dos riscos, definir possível ações corretivas.&gt;</text:span></text:p>
      <text:p text:style-name="P4"/>
      <text:p text:style-name="P3"><text:span text:style-name="T2">Custo:</text:span><text:span text:style-name="T1"> </text:span><text:span text:style-name="T3">&lt;Verificar se o custo do projeto com relação aos recursos humanos e tecnológicos foi alterado, por exemplo se é necessário uma quantidade maior de tempo para alguma atividade determinada. Caso sejam encontrados desvios com relação ao planejamento do custo, definir possível ações corretivas.&gt;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5-07T16:11:20.16</dc:date>
    <dc:creator>Daniel de Oliveira Vasconcelos</dc:creator>
    <meta:editing-duration>PT7M1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8" meta:word-count="139" meta:character-count="992"/>
  </office:meta>
</office:document-meta>
</file>